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8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DAVID'S TROUBLES: What He Seeks from God (86:1-4, 6, 11, 14, 16-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DAVID'S TROUBLES: What He Seeks from God (86:1-4, 6, 11, 14, 16-1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persecutors (86:1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petitions (86:1-4, 6, 11, 16-1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His petitions (86:1-4, 6, 11, 16-17)<text:s text:c="1"/></text:span><text:span text:style-name="a509" text:class-names=""/></text:p>
          </draw:text-box>
          <svg:title/>
          <svg:desc/>
        </draw:frame>
        <draw:frame draw:id="id95" presentation:style-name="a533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Hear me! (86:1, 6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Protect me! (86: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Be merciful to me! (86:3, 6, 1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ive me happiness! (86: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each me! (86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Give me a sign! (86:17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4" draw:style-name="a534" draw:master-page-name="Master1-Layout12-tx-Title-and-Text" presentation:presentation-page-layout-name="Master1-PPL12" draw:id="Slide-259">
        <draw:frame draw:id="id96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DAVID'S TROUBLES: What He Seeks from God (86:1-4, 6, 11, 14, 16-17)<text:s text:c="1"/></text:span><text:span text:style-name="a536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is persecutors (86:1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petitions (86:1-4, 6, 11, 16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86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DAVID'S TROUBLES: What He Seeks from God (86:1-4, 6, 11, 14, 16-1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'S TESTIMONY: What He Says about God (86:5, 7-10, 12-13, 1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3-twoColTx-Title-and-2-Column-Text" presentation:presentation-page-layout-name="Master1-PPL13" draw:id="Slide-261">
        <draw:frame draw:id="id100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DAVID'S TESTIMONY: What He Says about God (86:5, 7-10, 12-13, 15)<text:s text:c="1"/></text:span><text:span text:style-name="a566" text:class-names=""/></text:p>
          </draw:text-box>
          <svg:title/>
          <svg:desc/>
        </draw:frame>
        <draw:frame draw:id="id101" presentation:style-name="a584" draw:name="Text Placeholder 2" svg:x="1.38021in" svg:y="2in" svg:width="4.61632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You are good and forgiving (86: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You answer prayer (86: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You deserve to be worshiped by all nations (86: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You deserve to be worshiped by me (86:1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  <draw:frame draw:id="id102" presentation:style-name="a600" draw:name="Text Placeholder 3" svg:x="6.16319in" svg:y="2in" svg:width="4.61632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You are unique (86: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You are a worker of miracles (86:10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You love me greatly (86: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You are merciful and gracious (86:1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7" draw:style-name="a601" draw:master-page-name="Master1-Layout12-tx-Title-and-Text" presentation:presentation-page-layout-name="Master1-PPL12" draw:id="Slide-262">
        <draw:frame draw:id="id103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PSALM 86<text:s text:c="1"/></text:span><text:span text:style-name="a603" text:class-names=""/></text:p>
          </draw:text-box>
          <svg:title/>
          <svg:desc/>
        </draw:frame>
        <draw:frame draw:id="id104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DAVID'S TROUBLES: What He Seeks from God (86:1-4, 6, 11, 14, 16-1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DAVID'S TESTIMONY: What He Says about God (86:5, 7-10, 12-13, 1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6 </dc:title>
    <meta:initial-creator>David STRICKLAND</meta:initial-creator>
    <dc:creator>David STRICKLAND</dc:creator>
    <meta:creation-date>2020-02-22T19:33:53Z</meta:creation-date>
    <dc:date>2020-02-22T19:33:54Z</dc:date>
    <meta:template xlink:href="BibleStudy" xlink:type="simple"/>
    <meta:editing-cycles>1</meta:editing-cycles>
    <meta:editing-duration>PT0S</meta:editing-duration>
    <meta:document-statistic meta:paragraph-count="30" meta:word-count="326"/>
  </office:meta>
</office:document-meta>
</file>